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41000000417499D19D63B70DB0.png" manifest:media-type="image/png"/>
  <manifest:file-entry manifest:full-path="Pictures/10000810000006B8000006B892664F9E6C3E9A2A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Medium" svg:font-family="'Inter Medium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color="#d7fed3" svg:stroke-opacity="20%" draw:stroke-linejoin="round" svg:stroke-linecap="square" draw:fill="gradient" draw:fill-gradient-name="Gradient_20_10" draw:opacity="100%" draw:textarea-horizontal-align="justify" draw:textarea-vertical-align="middle" draw:auto-grow-height="false" fo:min-height="20.874cm" fo:min-width="20.624cm" draw:shadow="hidden" draw:shadow-offset-x="0.176cm" draw:shadow-offset-y="0.176cm" draw:shadow-opacity="30%" loext:shadow-blur="1.058cm"/>
    </style:style>
    <style:style style:name="gr3" style:family="graphic" style:parent-style-name="Object_20_with_20_no_20_fill_20_and_20_no_20_line">
      <style:graphic-properties draw:stroke="none" draw:stroke-linejoin="round" svg:stroke-linecap="butt" draw:fill="none" draw:textarea-horizontal-align="center" draw:textarea-vertical-align="middle" draw:shadow="visible" draw:shadow-offset-x="0.176cm" draw:shadow-offset-y="0.176cm" draw:shadow-color="#373a3d" draw:shadow-opacity="24%" loext:shadow-blur="1.058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1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4.13cm" svg:height="24.13cm" svg:x="2.667cm" svg:y="2.667cm">
            <text:p/>
            <draw:enhanced-geometry svg:viewBox="0 0 21600 21600" draw:path-stretchpoint-x="10800" draw:path-stretchpoint-y="10800" draw:text-areas="?f3 ?f4 ?f5 ?f6" draw:type="round-rectangle" draw:modifiers="4595.516141063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22.606cm" svg:height="22.606cm" svg:x="3.429cm" svg:y="3.429cm">
            <draw:image xlink:href="Pictures/10000810000006B8000006B892664F9E6C3E9A2A.svg" xlink:type="simple" xlink:show="embed" xlink:actuate="onLoad" draw:mime-type="image/svg+xml">
              <text:p/>
            </draw:image>
            <draw:image xlink:href="Pictures/1000000100000041000000417499D19D63B70DB0.png" xlink:type="simple" xlink:show="embed" xlink:actuate="onLoad" draw:mime-type="image/png"/>
            <svg:title>Prism Launcher Logo</svg:titl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Medium" svg:font-family="'Inter Medium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radial" draw:cx="50%" draw:cy="50%" draw:start-color="#edc2dc" draw:end-color="#cb689b" draw:start-intensity="100%" draw:end-intensity="100%" draw:border="0%"/>
    <draw:gradient draw:name="Gradient_20_5" draw:display-name="Gradient 5" draw:style="linear" draw:start-color="#dde8cb" draw:end-color="#e4fea9" draw:start-intensity="100%" draw:end-intensity="100%" draw:angle="30deg" draw:border="0%"/>
    <draw:gradient draw:name="Gradient_20_6" draw:display-name="Gradient 6" draw:style="linear" draw:start-color="#e46ca8" draw:end-color="#e4fea9" draw:start-intensity="100%" draw:end-intensity="100%" draw:angle="30deg" draw:border="0%"/>
    <draw:gradient draw:name="Gradient_20_7" draw:display-name="Gradient 7" draw:style="linear" draw:start-color="#e46ca8" draw:end-color="#cb689b" draw:start-intensity="100%" draw:end-intensity="100%" draw:angle="30deg" draw:border="0%"/>
    <draw:gradient draw:name="Gradient_20_8" draw:display-name="Gradient 8" draw:style="linear" draw:start-color="#edc2dc" draw:end-color="#cb689b" draw:start-intensity="100%" draw:end-intensity="100%" draw:angle="30deg" draw:border="0%"/>
    <draw:gradient draw:name="Gradient_20_9" draw:display-name="Gradient 9" draw:style="axial" draw:start-color="#edc2dc" draw:end-color="#cb689b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Inter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nter Medium" style:font-family-complex="'Inter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464cm" fo:page-height="29.4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31:56.525968635</meta:creation-date>
    <dc:date>2023-08-12T17:15:32.960606709</dc:date>
    <meta:editing-duration>PT37M37S</meta:editing-duration>
    <meta:editing-cycles>10</meta:editing-cycles>
    <meta:generator>LibreOffice/7.5.5.2$Linux_X86_64 LibreOffice_project/50$Build-2</meta:generator>
    <meta:document-statistic meta:object-count="3"/>
  </office:meta>
</office:document-meta>
</file>